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6.034cm" svg:y="6.0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6:00:06.570000000</dc:date>
    <meta:editing-duration>PT2M27S</meta:editing-duration>
    <meta:editing-cycles>4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top" svg:x="4.78cm" svg:y="0.185cm" style:legend-expansion="wide" chart:style-name="ch2"/>
        <chart:plot-area chart:style-name="ch3" chart:data-source-has-labels="both" svg:x="0.32cm" svg:y="0.91cm" svg:width="15.36cm" svg:height="7.91cm">
          <chartooo:coordinate-region svg:x="0.756cm" svg:y="1.084cm" svg:width="14.645cm" svg:height="7.14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